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12.9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ext-properties fo:color="#999999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ext-properties style:font-name="Liberation Sans"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7" style:family="table-cell" style:parent-style-name="Default">
      <style:text-properties fo:color="#999999" style:font-name="Liberation Sans"/>
    </style:style>
    <style:style style:name="ce8" style:family="table-cell" style:parent-style-name="Default"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ext-properties style:font-name="Liberation Serif"/>
    </style:style>
    <style:style style:name="ce10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ff3333" style:font-name="Liberation Serif"/>
    </style:style>
    <style:style style:name="ce12" style:family="table-cell" style:parent-style-name="Default">
      <style:text-properties fo:color="#ff3333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  <style:text-properties fo:color="#ff3333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999999" style:font-name="Liberation Serif"/>
    </style:style>
    <style:style style:name="ce16" style:family="table-cell" style:parent-style-name="Default">
      <style:text-properties fo:color="#ff3333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order-left="none" fo:border-right="none" fo:border-top="none"/>
      <style:text-properties fo:color="#999999" style:font-name="Liberation Serif"/>
    </style:style>
    <style:style style:name="ce18" style:family="table-cell" style:parent-style-name="Default">
      <style:text-properties fo:color="#000000"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none" fo:border-right="none" fo:border-top="none"/>
    </style:style>
    <style:style style:name="ce21" style:family="table-cell" style:parent-style-name="Default">
      <style:text-properties fo:color="#9999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4"/>
        <table:table-column table:style-name="co3" table:default-cell-style-name="ce9"/>
        <table:table-column table:style-name="co1" table:default-cell-style-name="ce9"/>
        <table:table-column table:style-name="co1" table:number-columns-repeated="1018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Arborescence projet sinatr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</text:p>
          </table:table-cell>
          <table:table-cell table:style-name="ce1" office:value-type="string" calcext:value-type="string">
            <text:p>config.ru</text:p>
          </table:table-cell>
          <table:table-cell office:value-type="string" calcext:value-type="string">
            <text:p>Lorsque sinatra se lance, il lit le fichier et se configure lui même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10" office:value-type="string" calcext:value-type="string">
            <text:p>require './app'</text:p>
          </table:table-cell>
          <table:table-cell table:style-name="ce15" office:value-type="string" calcext:value-type="string">
            <text:p>Import de app.r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run Sinatra::Application</text:p>
          </table:table-cell>
          <table:table-cell table:style-name="ce15" office:value-type="string" calcext:value-type="string">
            <text:p>Démarrer l'application Sina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</text:p>
          </table:table-cell>
          <table:table-cell table:style-name="ce1" office:value-type="string" calcext:value-type="string">
            <text:p>Gemfile</text:p>
          </table:table-cell>
          <table:table-cell office:value-type="string" calcext:value-type="string">
            <text:p>Le fichier Gemfile sert à définir les bibliothèque nécessaires au fonctionnement de l'application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Pas d'extension</text:p>
          </table:table-cell>
          <table:table-cell office:value-type="string" calcext:value-type="string">
            <text:p>Gem : Librairies (package) de codes prêt à l'emplo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source 'https://rubygems.org'</text:p>
          </table:table-cell>
          <table:table-cell table:style-name="ce15" office:value-type="string" calcext:value-type="string">
            <text:p>Source pour télécharger le gem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uby '2.2.1'</text:p>
          </table:table-cell>
          <table:table-cell table:style-name="ce15" office:value-type="string" calcext:value-type="string">
            <text:p>Version de rub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gem 'sinatra'</text:p>
          </table:table-cell>
          <table:table-cell table:style-name="ce15" office:value-type="string" calcext:value-type="string">
            <text:p>gems à télécharger pour l'applica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office:value-type="string" calcext:value-type="string">
            <text:p>gem 'activerecord'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 office:value-type="string" calcext:value-type="string">
            <text:p>gem 'sinatra-activerecord'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gem 'sqlite3'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table:style-name="Default"/>
          <table:table-cell table:style-name="ce1" office:value-type="string" calcext:value-type="string">
            <text:p>Dans la console, après avoir réalisé les fichiers config.ru et Gemfile saisir la ligne de command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" office:value-type="string" calcext:value-type="string">
            <text:p>« bundle install » (lancer la commande dans l'arborescence du Gemfile). Cette commande va installer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" office:value-type="string" calcext:value-type="string">
            <text:p>les gems indiqués dans le fichier Gemfile et génère le fichier Gemfile.lock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Fichier</text:p>
          </table:table-cell>
          <table:table-cell table:style-name="ce2" office:value-type="string" calcext:value-type="string">
            <text:p>Gemfile.lock</text:p>
          </table:table-cell>
          <table:table-cell table:style-name="ce7" office:value-type="string" calcext:value-type="string">
            <text:p>Fichier généré automatiquement après avoir lancé la commande « bundle install »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Fichier</text:p>
          </table:table-cell>
          <table:table-cell table:style-name="ce1" office:value-type="string" calcext:value-type="string">
            <text:p>rakefile.rb</text:p>
          </table:table-cell>
          <table:table-cell office:value-type="string" calcext:value-type="string">
            <text:p>Le fichier rakefile sert à faire le lien entre sql et rubis. Il est lu à chaque fois dès que tu lance le serveur. Lu une seule fois au lanc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3" office:value-type="string" calcext:value-type="string">
            <text:p>require './app'</text:p>
          </table:table-cell>
          <table:table-cell table:style-name="ce17" office:value-type="string" calcext:value-type="string">
            <text:p>Import de app.rb</text:p>
          </table:table-cell>
          <table:table-cell table:style-name="ce6" table:number-columns-repeated="1018"/>
          <table:table-cell table:style-name="ce20"/>
        </table:table-row>
        <table:table-row table:style-name="ro1">
          <table:table-cell table:number-columns-repeated="3"/>
          <table:table-cell table:style-name="ce12" office:value-type="string" calcext:value-type="string">
            <text:p>require 'sinatra/activerecord/rake'</text:p>
          </table:table-cell>
          <table:table-cell table:style-name="ce15" office:value-type="string" calcext:value-type="string">
            <text:p>Import de la librairie rake activerecord pour sinatr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office:value-type="string" calcext:value-type="string">
            <text:p>Fichier</text:p>
          </table:table-cell>
          <table:table-cell table:style-name="ce1" office:value-type="string" calcext:value-type="string">
            <text:p>app.rb</text:p>
          </table:table-cell>
          <table:table-cell office:value-type="string" calcext:value-type="string">
            <text:p>Fichier contenant les requêtes http (get, post, etc.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'est dans ce fichier que l'on va récupérer et traiter les champs de saisi envoyé au navigateur par le biais du (des) fichier(s) index.er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require 'sinatra'</text:p>
          </table:table-cell>
          <table:table-cell table:style-name="ce15" office:value-type="string" calcext:value-type="string">
            <text:p>Import de la librairie sinatr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quire 'sinatra/activerecord'</text:p>
          </table:table-cell>
          <table:table-cell table:style-name="ce15" office:value-type="string" calcext:value-type="string">
            <text:p>Import de la librairie activerecord pour sinatr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ActiveRecord::Base.establish_connection(</text:p>
          </table:table-cell>
          <table:table-cell table:style-name="ce15" office:value-type="string" calcext:value-type="string">
            <text:p>Connection à la base de donné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:adapter =&gt; 'sqlite3',</text:p>
          </table:table-cell>
          <table:table-cell table:style-name="ce15" office:value-type="string" calcext:value-type="string">
            <text:p>Configurer la db pour sqlite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:database =&gt; 'dev.db'</text:p>
          </table:table-cell>
          <table:table-cell table:style-name="ce15" office:value-type="string" calcext:value-type="string">
            <text:p>Nommer la db « dev.db »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ActiveRecord::Base.default_timezone= :local</text:p>
          </table:table-cell>
          <table:table-cell table:style-name="ce15" office:value-type="string" calcext:value-type="string">
            <text:p>Utilisation des dates et heures local pour la d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class Article &lt; ActiveRecord::Base</text:p>
          </table:table-cell>
          <table:table-cell table:style-name="ce15" office:value-type="string" calcext:value-type="string">
            <text:p>Création de la class article qui hérite des propriétés de base de ActiveRecor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get '/' do </text:p>
          </table:table-cell>
          <table:table-cell table:style-name="ce15" office:value-type="string" calcext:value-type="string">
            <text:p>Faire lorsque l'on demande au serveur, que l'on accède à un url, à la racine du sit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@article = Article.order("created_at ASC")</text:p>
          </table:table-cell>
          <table:table-cell table:style-name="ce15" office:value-type="string" calcext:value-type="string">
            <text:p>Appel dans l'ordre croissant de la table Article et stockage dans la variable « article »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@title = "Article" </text:p>
          </table:table-cell>
          <table:table-cell table:style-name="ce15" office:value-type="string" calcext:value-type="string">
            <text:p>Affecte « Article » à la variable « title »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erb :index</text:p>
          </table:table-cell>
          <table:table-cell table:style-name="ce15" office:value-type="string" calcext:value-type="string">
            <text:p>Appel et exécution de index.er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2"/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post '/' do</text:p>
          </table:table-cell>
          <table:table-cell table:style-name="ce15" office:value-type="string" calcext:value-type="string">
            <text:p>Faire un envoi de donnée au serveur (formulaire) ou insertion d'une donné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@article = Article.new(params[:articles])</text:p>
          </table:table-cell>
          <table:table-cell table:style-name="ce15" office:value-type="string" calcext:value-type="string">
            <text:p>Création d'un nouvelle article avec les paramètres « articles » récupérer de index.er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@article.save</text:p>
          </table:table-cell>
          <table:table-cell table:style-name="ce15" office:value-type="string" calcext:value-type="string">
            <text:p>Enregistrement de l'articl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redirect '/'</text:p>
          </table:table-cell>
          <table:table-cell table:style-name="ce15" office:value-type="string" calcext:value-type="string">
            <text:p>Se rediriger à la raci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put '/' do</text:p>
          </table:table-cell>
          <table:table-cell table:style-name="ce15" office:value-type="string" calcext:value-type="string">
            <text:p>Modification d'une donnée dans la ba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delete '/' do</text:p>
          </table:table-cell>
          <table:table-cell table:style-name="ce15" office:value-type="string" calcext:value-type="string">
            <text:p>Suppression d'une donnée dans la bas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d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Dans la console, après avoir réalisé les fichiers rakefile.rb et app.rb saisir la ligne de commande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« rake -T ». Saisir la commande « rake db:create_migration NAME=create_nomauchoix »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Création automatique de fichier de migration qui donne des instructions de création et de modification à la base de donnée via acitverecord</text:p>
          </table:table-cell>
          <table:table-cell table:style-name="Default" table:number-columns-repeated="1021"/>
          <table:table-cell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Dossier</text:p>
          </table:table-cell>
          <table:table-cell table:style-name="ce7" office:value-type="string" calcext:value-type="string">
            <text:p>db</text:p>
          </table:table-cell>
          <table:table-cell table:style-name="ce7" office:value-type="string" calcext:value-type="string">
            <text:p>Dossier généré en automatique où il sera stocké la base de donnée</text:p>
          </table:table-cell>
          <table:table-cell table:style-name="ce15" table:number-columns-repeated="2"/>
          <table:table-cell table:style-name="ce7" table:number-columns-repeated="1018"/>
          <table:table-cell table:style-name="ce21"/>
        </table:table-row>
        <table:table-row table:style-name="ro1">
          <table:table-cell table:style-name="ce2"/>
          <table:table-cell table:style-name="ce7" table:number-columns-repeated="2"/>
          <table:table-cell table:style-name="ce15" table:number-columns-repeated="2"/>
          <table:table-cell table:style-name="ce7" table:number-columns-repeated="1018"/>
          <table:table-cell table:style-name="ce21"/>
        </table:table-row>
        <table:table-row table:style-name="ro1">
          <table:table-cell/>
          <table:table-cell table:style-name="ce2" office:value-type="string" calcext:value-type="string">
            <text:p>Dossier migrate</text:p>
          </table:table-cell>
          <table:table-cell table:style-name="ce7" office:value-type="string" calcext:value-type="string">
            <text:p>Dossier généré en automatique où il sera stocké les données de migration (structure de(s) table(s))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 table:style-name="ce2" office:value-type="string" calcext:value-type="string">
            <text:p>Fichier ……._create_nomauchoix</text:p>
          </table:table-cell>
          <table:table-cell table:style-name="Default"/>
          <table:table-cell table:style-name="ce18" office:value-type="string" calcext:value-type="string">
            <text:p>Fichier généré en automatique qu'il faudra modifier pour insérer la structure de notre table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/>
          <table:table-cell/>
          <table:table-cell table:style-name="ce11" office:value-type="string" calcext:value-type="string">
            <text:p>class CreateArticle &lt; ActiveRecord::Migration</text:p>
          </table:table-cell>
          <table:table-cell table:style-name="ce18" office:value-type="string" calcext:value-type="string">
            <text:p>Ligne généré en auto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1" office:value-type="string" calcext:value-type="string">
            <text:p><text:s text:c="5"/>def change</text:p>
          </table:table-cell>
          <table:table-cell table:style-name="ce18" office:value-type="string" calcext:value-type="string">
            <text:p>Ligne généré en auto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0" office:value-type="string" calcext:value-type="string">
            <text:p><text:s text:c="10"/>create_table :articles do |t|</text:p>
          </table:table-cell>
          <table:table-cell table:style-name="Default" office:value-type="string" calcext:value-type="string">
            <text:p>Création de la table « <text:span text:style-name="T2">articles</text:span> ». Reprendre le nom de la « class Create<text:span text:style-name="T2">Article</text:span><text:span text:style-name="T3"> » en minuscule au pluriel</text:span>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6" office:value-type="string" calcext:value-type="string">
            <text:p><text:s text:c="15"/>t.string :sujet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<text:s text:c="15"/>t.string :name</text:p>
          </table:table-cell>
          <table:table-cell table:style-name="Default" office:value-type="string" calcext:value-type="string">
            <text:p>Création des différentes colonnes de la table avec le type de variable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2" office:value-type="string" calcext:value-type="string">
            <text:p><text:s text:c="15"/>t.string :message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0" office:value-type="string" calcext:value-type="string">
            <text:p><text:s text:c="15"/>t.timestamps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0" office:value-type="string" calcext:value-type="string">
            <text:p><text:s text:c="11"/>end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0" office:value-type="string" calcext:value-type="string">
            <text:p><text:s text:c="5"/>end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1"/>
          <table:table-cell/>
          <table:table-cell table:style-name="ce11" office:value-type="string" calcext:value-type="string">
            <text:p>end</text:p>
          </table:table-cell>
          <table:table-cell table:style-name="ce18" office:value-type="string" calcext:value-type="string">
            <text:p>Ligne généré en auto</text:p>
          </table:table-cell>
          <table:table-cell table:number-columns-repeated="1019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« rake db:migrate » Cette commande va générer le fichier schema.rb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Donne de l'information uniquement. Aucune influence avec les autres fichiers et dossiers (juste une info utilisateur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2" office:value-type="string" calcext:value-type="string">
            <text:p>Fichier schema.rb</text:p>
          </table:table-cell>
          <table:table-cell table:style-name="ce7" office:value-type="string" calcext:value-type="string">
            <text:p>Fichier généré en automatique qui va établir la connexion et les authorisations pour l'accés à la base de donnée.</text:p>
          </table:table-cell>
          <table:table-cell table:style-name="Default" table:number-columns-repeated="1020"/>
          <table:table-cell/>
        </table:table-row>
        <table:table-row table:style-name="ro1">
          <table:table-cell table:style-name="Default"/>
          <table:table-cell table:style-name="ce2"/>
          <table:table-cell table:style-name="ce7"/>
          <table:table-cell table:style-name="Default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</text:p>
          </table:table-cell>
          <table:table-cell office:value-type="string" calcext:value-type="string">
            <text:p>views</text:p>
          </table:table-cell>
          <table:table-cell office:value-type="string" calcext:value-type="string">
            <text:p>Dossier où va stocker toutes les v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Fichier</text:span> index.erb</text:p>
          </table:table-cell>
          <table:table-cell office:value-type="string" calcext:value-type="string">
            <text:p>Le fichier index.erb va nous servir à écrire du html pour l'afficha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ur insérer du code ruby dans l'html &lt;% pas de paramètre retourné, affiché, mieux pour du code exécutable if, else, etc. %&gt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u &lt;%= params[:nom] %&gt; pour retourner des paramètres à app.r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&lt;% @article.reverse.each do |articles| %&gt;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div class="cadre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h1&gt;Sujet: &lt;%= articles.sujet %&gt;&lt;/h1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h2 class="name"&gt;Nom: &lt;%= articles.name %&gt;&lt;/h2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div class="article"&gt;&lt;%= articles.message %&gt;&lt;/div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div class="date"&gt;posté le: &lt;%= articles.created_at %&gt;&lt;/div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div class="date"&gt;édité le: &lt;%= articles.updated_at %&gt;&lt;/div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div class="supprimer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form action="/&lt;%= articles.id %&gt;" method= "post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5"/>&lt;input type="submit" value="Supprimer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5"/>&lt;input type="hidden" name="_method" value="delete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/form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7"/>&lt;/div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7"/>&lt;div class="editer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2"/>&lt;form action="/&lt;%= articles.id %&gt;" method= "get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7"/>&lt;input type="submit" value="Editer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2"/>&lt;/form&gt; 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7"/>&lt;/div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/div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% end %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2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form action="/" method="post" accept-charset="utf-8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text" name="articles[sujet]" placeholder="Sujet: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text" name="articles[name]" placeholder="Nom: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textarea name="articles[message]" placeholder="Votre texte ici:"&gt;&lt;/textarea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submit" value="Poster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/form&gt; 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Fichier</text:span> layout.erb</text:p>
          </table:table-cell>
          <table:table-cell office:value-type="string" calcext:value-type="string">
            <text:p>Dans le fichier layout on réalise la mise en page général du site et non pas le contenu qui va changer de page en page,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 office:value-type="string" calcext:value-type="string">
            <text:p>on insère &lt;%= yield %&gt; signifie que tout le contenu des autres vues va être affiché à ce moment là.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 layout sert donc de modèle qui va être répété sur toute les pages du sit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&lt;!DOCTYPE html&gt;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html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head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meta charset="utf_8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link rel="stylesheet" type="text/css" href="style.css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title&gt;AppliSinatra: création d'articles, idem BLOG&lt;/title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/head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body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header&gt;BIENVENUE sur ce blog&lt;/header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0"/>&lt;%= yield %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/body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/html&gt;</text:p>
          </table:table-cell>
          <table:table-cell table:style-name="ce1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1">Fichier</text:span> edit.erb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10" office:value-type="string" calcext:value-type="string">
            <text:p>&lt;form action="/&lt;%= @article.id %&gt;" method="post" accept-charset="utf-8"&gt;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text" name="articles[sujet]" value="&lt;%= @article.sujet %&gt;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text" name="articles[name]" value="&lt;%= @article.name %&gt;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textarea name="articles[message]"&gt;&lt;%= @article.message %&gt;&lt;/textarea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submit" value="Editer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&lt;input type="hidden" name="_method" value="put"&gt;</text:p>
          </table:table-cell>
          <table:table-cell table:style-name="ce19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&lt;/form&gt; </text:p>
          </table:table-cell>
          <table:table-cell table:style-name="ce19"/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ssier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Dans le dossier public, il sera stocké les images le CSS, JS, etc.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 calcext:value-type="string">
            <text:p>class User</text:p>
          </table:table-cell>
          <table:table-cell table:style-name="ce15" office:value-type="string" calcext:value-type="string">
            <text:p>Création d'une class Utilisateu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attr_accessor :nom, :email</text:p>
          </table:table-cell>
          <table:table-cell table:style-name="ce15" office:value-type="string" calcext:value-type="string">
            <text:p>accesseur d'attribut, permet d'obtenir get et d'assigner set les variables @nom et @emai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def initialize(attributes = {})</text:p>
          </table:table-cell>
          <table:table-cell table:style-name="ce15" office:value-type="string" calcext:value-type="string">
            <text:p>Méthode initialize de ruby avec passage d'attribut appelé à l'exécution du code User.new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1"/>@nom <text:s/>= attributes[:nom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1"/>@email = attributes[:email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5"/>def formatted_email</text:p>
          </table:table-cell>
          <table:table-cell table:style-name="ce15" office:value-type="string" calcext:value-type="string">
            <text:p>Méthode formatted_email de ruby permet de construire l'adresse mail à partir de @nom et @email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11"/>"#{@nom} &lt;#{@email}&gt;"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<text:s text:c="6"/>en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0" office:value-type="string" calcext:value-type="string">
            <text:p>end</text:p>
          </table:table-cell>
          <table:table-cell table:number-columns-repeated="1020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/00/0000</text:date>, <text:time style:data-style-name="N2" text:time-value="10:47:33.4604018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7:59:04.409826875</meta:creation-date>
    <dc:date>2015-05-19T11:40:12.163105143</dc:date>
    <meta:editing-duration>PT11H13M56S</meta:editing-duration>
    <meta:editing-cycles>14</meta:editing-cycles>
    <meta:generator>LibreOffice/4.2.8.2$Linux_X86_64 LibreOffice_project/420m0$Build-2</meta:generator>
    <meta:document-statistic meta:table-count="1" meta:cell-count="182" meta:object-count="0"/>
  </office:meta>
</office:document-meta>
</file>